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loext:opacity="100%" style:font-name="Consolas" fo:font-size="9.5pt" style:font-size-asian="9.5pt"/>
    </style:style>
    <style:style style:name="P2" style:family="paragraph" style:parent-style-name="Standard">
      <style:text-properties style:font-name="Consolas"/>
    </style:style>
    <style:style style:name="P3" style:family="paragraph" style:parent-style-name="Standard">
      <loext:graphic-properties draw:fill="none"/>
      <style:paragraph-properties fo:margin-left="0cm" fo:margin-right="0cm" fo:text-indent="-1.101cm" style:auto-text-indent="false" fo:background-color="transparent"/>
      <style:text-properties fo:color="#000000" loext:opacity="100%" style:font-name="Consolas" fo:font-size="9.5pt" style:font-size-asian="9.5pt"/>
    </style:style>
    <style:style style:name="P4" style:family="paragraph" style:parent-style-name="Standard">
      <loext:graphic-properties draw:fill="none"/>
      <style:paragraph-properties fo:margin-left="0cm" fo:margin-right="0cm" fo:text-indent="-1.101cm" style:auto-text-indent="false" fo:background-color="transparent"/>
      <style:text-properties fo:color="#0000ff" loext:opacity="100%" style:font-name="Consolas" fo:font-size="15pt" fo:font-weight="bold" officeooo:rsid="00055dee" officeooo:paragraph-rsid="00074147" style:font-size-asian="15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-1.101cm" style:auto-text-indent="false" fo:background-color="transparent"/>
      <style:text-properties fo:color="#0000ff" loext:opacity="100%" style:font-name="Consolas" fo:font-size="9.5pt" style:font-size-asian="9.5pt"/>
    </style:style>
    <style:style style:name="P6" style:family="paragraph" style:parent-style-name="Standard">
      <loext:graphic-properties draw:fill="none"/>
      <style:paragraph-properties fo:margin-left="0cm" fo:margin-right="0cm" fo:text-indent="-1.101cm" style:auto-text-indent="false" fo:background-color="transparent"/>
      <style:text-properties fo:color="#0000ff" loext:opacity="100%" style:font-name="Consolas" fo:font-size="10pt" style:font-size-asian="10pt"/>
    </style:style>
    <style:style style:name="P7" style:family="paragraph" style:parent-style-name="Standard">
      <loext:graphic-properties draw:fill="none"/>
      <style:paragraph-properties fo:margin-left="0cm" fo:margin-right="0cm" fo:text-indent="-1.101cm" style:auto-text-indent="false" fo:background-color="transparent"/>
      <style:text-properties style:font-name="Consolas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-1.101cm" style:auto-text-indent="false" style:page-number="auto" fo:background-color="transparent"/>
      <style:text-properties fo:color="#000000" loext:opacity="100%" style:font-name="Consolas" fo:font-size="9.5pt" style:font-size-asian="9.5pt"/>
    </style:style>
    <style:style style:name="T1" style:family="text">
      <style:text-properties fo:color="#0000ff" loext:opacity="100%" fo:font-size="9.5pt" style:font-size-asian="9.5pt"/>
    </style:style>
    <style:style style:name="T2" style:family="text">
      <style:text-properties fo:color="#a31515" loext:opacity="100%" fo:font-size="9.5pt" style:font-size-asian="9.5pt"/>
    </style:style>
    <style:style style:name="T3" style:family="text">
      <style:text-properties fo:color="#ff0000" loext:opacity="100%" fo:font-size="9.5pt" style:font-size-asian="9.5pt"/>
    </style:style>
    <style:style style:name="T4" style:family="text">
      <style:text-properties fo:color="#000000" loext:opacity="100%" fo:font-size="9.5pt" style:font-size-asian="9.5pt"/>
    </style:style>
    <style:style style:name="T5" style:family="text">
      <style:text-properties fo:color="#000000" loext:opacity="100%" officeooo:rsid="00074147"/>
    </style:style>
    <style:style style:name="T6" style:family="text">
      <style:text-properties fo:color="#000000" loext:opacity="100%" fo:font-size="20pt" style:font-size-asian="20pt" style:font-size-complex="20pt"/>
    </style:style>
    <style:style style:name="T7" style:family="text">
      <style:text-properties fo:color="#008000" loext:opacity="100%" fo:font-size="9.5pt" style:font-size-asian="9.5pt"/>
    </style:style>
    <style:style style:name="T8" style:family="text">
      <style:text-properties officeooo:rsid="00087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span text:style-name="T6">ComboBox</text:span></text:p>
      <text:p text:style-name="P4"><text:tab/></text:p>
      <text:p text:style-name="P4"><text:tab/><text:span text:style-name="T8">Klasse </text:span><text:span text:style-name="T5">Hinzufuegen</text:span></text:p>
      <text:p text:style-name="P1"/>
      <text:p text:style-name="P2"><text:span text:style-name="T4"><text:s/></text:span><text:span text:style-name="T1">&lt;</text:span><text:span text:style-name="T2">ComboBox</text:span><text:span text:style-name="T3"> x</text:span><text:span text:style-name="T1">:</text:span><text:span text:style-name="T3">Name</text:span><text:span text:style-name="T1">="Zustand"</text:span><text:span text:style-name="T3"> Background</text:span><text:span text:style-name="T1">="Azure"</text:span><text:span text:style-name="T3"> Grid.Row</text:span><text:span text:style-name="T1">="5"</text:span><text:span text:style-name="T3"> Grid.Column</text:span><text:span text:style-name="T1">="1"</text:span><text:span text:style-name="T3"> Margin</text:span><text:span text:style-name="T1">="5,5,5,5"</text:span><text:span text:style-name="T3"> LostFocus</text:span><text:span text:style-name="T1">="Zustand_LostFocus"</text:span><text:span text:style-name="T3"> GotFocus</text:span><text:span text:style-name="T1">="Zustand_GotFocus"&gt;</text:span></text:p>
      <text:p text:style-name="P2"><text:span text:style-name="T4"><text:s text:c="12"/></text:span><text:span text:style-name="T1">&lt;</text:span><text:span text:style-name="T2">ComboBoxItem</text:span><text:span text:style-name="T1">&gt;</text:span><text:span text:style-name="T4">Neu</text:span><text:span text:style-name="T1">&lt;/</text:span><text:span text:style-name="T2">ComboBoxItem</text:span><text:span text:style-name="T1">&gt;</text:span></text:p>
      <text:p text:style-name="P2"><text:span text:style-name="T4"><text:s text:c="12"/></text:span><text:span text:style-name="T1">&lt;</text:span><text:span text:style-name="T2">ComboBoxItem</text:span><text:span text:style-name="T1">&gt;</text:span><text:span text:style-name="T4">Einwandfrei</text:span><text:span text:style-name="T1">&lt;/</text:span><text:span text:style-name="T2">ComboBoxItem</text:span><text:span text:style-name="T1">&gt;</text:span></text:p>
      <text:p text:style-name="P2"><text:span text:style-name="T4"><text:s text:c="12"/></text:span><text:span text:style-name="T1">&lt;</text:span><text:span text:style-name="T2">ComboBoxItem</text:span><text:span text:style-name="T1">&gt;</text:span><text:span text:style-name="T4">leichte Gebrauchsspuren</text:span><text:span text:style-name="T1">&lt;/</text:span><text:span text:style-name="T2">ComboBoxItem</text:span><text:span text:style-name="T1">&gt;</text:span></text:p>
      <text:p text:style-name="P2"><text:span text:style-name="T4"><text:s text:c="12"/></text:span><text:span text:style-name="T1">&lt;</text:span><text:span text:style-name="T2">ComboBoxItem</text:span><text:span text:style-name="T1">&gt;</text:span><text:span text:style-name="T4">starke Gebrauchsspuren</text:span><text:span text:style-name="T1">&lt;/</text:span><text:span text:style-name="T2">ComboBoxItem</text:span><text:span text:style-name="T1">&gt;</text:span></text:p>
      <text:p text:style-name="P2"><text:span text:style-name="T4"><text:s text:c="12"/></text:span><text:span text:style-name="T1">&lt;</text:span><text:span text:style-name="T2">ComboBoxItem</text:span><text:span text:style-name="T1">&gt;</text:span><text:span text:style-name="T4">beschädigt</text:span><text:span text:style-name="T1">&lt;/</text:span><text:span text:style-name="T2">ComboBoxItem</text:span><text:span text:style-name="T1">&gt;</text:span></text:p>
      <text:p text:style-name="P2"><text:span text:style-name="T4"><text:s text:c="8"/></text:span><text:span text:style-name="T1">&lt;/</text:span><text:span text:style-name="T2">ComboBox</text:span><text:span text:style-name="T1">&gt;</text:span><text:span text:style-name="T2">Item</text:span><text:span text:style-name="T3"> x</text:span><text:span text:style-name="T1">:</text:span><text:span text:style-name="T3">Name</text:span><text:span text:style-name="T1">="beschädigt"&gt;</text:span><text:span text:style-name="T4">beschädigt</text:span><text:span text:style-name="T1">&lt;/</text:span><text:span text:style-name="T2">ComboBoxItem</text:span><text:span text:style-name="T1">&gt;</text:span></text:p>
      <text:p text:style-name="P2"><text:span text:style-name="T4"><text:s text:c="3"/></text:span><text:span text:style-name="T1">&lt;/</text:span><text:span text:style-name="T2">ComboBox</text:span><text:span text:style-name="T1">&gt;</text:span></text:p>
      <text:p text:style-name="P1"/>
      <text:p text:style-name="P2"><text:span text:style-name="T4"><text:s/></text:span><text:span text:style-name="T7">//CREATE</text:span></text:p>
      <text:p text:style-name="P8"><text:s text:c="16"/></text:p>
      <text:p text:style-name="P7"><text:span text:style-name="T4"><text:s text:c="16"/>Data.Games game = </text:span><text:span text:style-name="T1">new</text:span><text:span text:style-name="T4"> Data.Games();</text:span></text:p>
      <text:p text:style-name="P3"><text:s text:c="16"/>game.Name = NameGame.Text;</text:p>
      <text:p text:style-name="P7"><text:span text:style-name="T4"><text:s text:c="16"/>game.Erscheinungsjahr = </text:span><text:span text:style-name="T1">new</text:span><text:span text:style-name="T4"> DateTime(</text:span><text:span text:style-name="T1">int</text:span><text:span text:style-name="T4">.Parse(Erscheinungsjahr.Text), 1, 1);</text:span></text:p>
      <text:p text:style-name="P3"><text:s text:c="16"/>game.Genre = Genre.Text;</text:p>
      <text:p text:style-name="P3"><text:s text:c="16"/>game.Konsole = Konsole.Text;</text:p>
      <text:p text:style-name="P7"><text:span text:style-name="T4"><text:s text:c="16"/>game.Verfügbar = VerfügbarRadioButton.IsChecked == </text:span><text:span text:style-name="T1">true</text:span><text:span text:style-name="T4"> ? </text:span><text:span text:style-name="T1">true</text:span><text:span text:style-name="T4"> : </text:span><text:span text:style-name="T1">false</text:span><text:span text:style-name="T4">;</text:span></text:p>
      <text:p text:style-name="P3"><text:s text:c="16"/>game.Zustand = Zustand.Text;</text:p>
      <text:p text:style-name="P3"><text:s text:c="16"/>game.Kommentar = Kommentar.Text;</text:p>
      <text:p text:style-name="P3"><text:s text:c="16"/>game.Erstellen();</text:p>
      <text:p text:style-name="P5"/>
      <text:p text:style-name="P5"/>
      <text:p text:style-name="P6">ComboBox Steuerelement in der Einzelansicht verwendet, inkl. CRUD Anbindun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07T18:26:38.003000000</dc:date>
    <meta:editing-duration>PT18M52S</meta:editing-duration>
    <meta:editing-cycles>5</meta:editing-cycles>
    <meta:document-statistic meta:table-count="0" meta:image-count="0" meta:object-count="0" meta:page-count="1" meta:paragraph-count="23" meta:word-count="67" meta:character-count="1120" meta:non-whitespace-character-count="838"/>
  </office:meta>
</office:document-meta>
</file>